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4.477cm" fo:min-width="6.68cm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526cm" fo:min-width="2.133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74cm"/>
      <style:paragraph-properties style:writing-mode="lr-tb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4.477cm" fo:min-width="6.68cm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start" style:writing-mode="lr-tb"/>
      <style:text-properties fo:font-size="11pt" style:font-size-asian="11pt" style:font-size-complex="11pt"/>
    </style:style>
    <style:style style:name="P3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729fcf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8cm" svg:height="4.727cm" svg:x="2.783cm" svg:y="6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667cm" svg:height="3.81cm" svg:x="3.214cm" svg:y="6.511cm">
          <text:p text:style-name="P2"><text:span text:style-name="T1"><text:s text:c="5"/>…</text:span></text:p>
          <text:p text:style-name="P2"><text:span text:style-name="T1"><text:s text:c="5"/></text:span><text:span text:style-name="T1">read();</text:span></text:p>
          <text:p text:style-name="P2"><text:span text:style-name="T1"><text:s text:c="5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67cm" svg:height="3.81cm" svg:x="6.614cm" svg:y="6.511cm">
          <text:p text:style-name="P2"><text:span text:style-name="T1"/></text:p>
          <text:p text:style-name="P2"><text:span text:style-name="T1"><text:s text:c="2"/></text:span><text:span text:style-name="T1">read() {</text:span></text:p>
          <text:p text:style-name="P2"><text:span text:style-name="T1"><text:s text:c="6"/>…</text:span></text:p>
          <text:p text:style-name="P2"><text:span text:style-name="T1"><text:s text:c="6"/></text:span><text:span text:style-name="T1">int 0x80</text:span></text:p>
          <text:p text:style-name="P2"><text:span text:style-name="T1"><text:s text:c="6"/>…</text:span></text:p>
          <text:p text:style-name="P2"><text:span text:style-name="T1"><text:s text:c="2"/></text:span><text:span text:style-name="T1">}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7.139cm" svg:height="0.762cm" svg:x="2.824cm" svg:y="5.192cm">
          <draw:text-box>
            <text:p text:style-name="P4"><text:span text:style-name="T2">user mode</text:span></text:p>
          </draw:text-box>
        </draw:frame>
        <draw:frame draw:style-name="gr4" draw:text-style-name="P6" draw:layer="layout" svg:width="3.302cm" svg:height="1.724cm" svg:x="2.905cm" svg:y="10.996cm">
          <draw:text-box>
            <text:p text:style-name="P4"><text:span text:style-name="T3">User program</text:span></text:p>
          </draw:text-box>
        </draw:frame>
        <draw:frame draw:style-name="gr4" draw:text-style-name="P7" draw:layer="layout" svg:width="2.921cm" svg:height="1.724cm" svg:x="6.506cm" svg:y="10.996cm">
          <draw:text-box>
            <text:p text:style-name="P4"><text:span text:style-name="T4">libc wrapper function</text:span></text:p>
          </draw:text-box>
        </draw:frame>
        <draw:line draw:style-name="gr5" draw:text-style-name="P8" draw:layer="layout" svg:x1="5.264cm" svg:y1="8.402cm" svg:x2="7.042cm" svg:y2="7.767cm">
          <text:p/>
        </draw:line>
        <draw:line draw:style-name="gr5" draw:text-style-name="P8" draw:layer="layout" svg:x1="6.915cm" svg:y1="9.545cm" svg:x2="4.756cm" svg:y2="9.037cm">
          <text:p/>
        </draw:line>
        <draw:custom-shape draw:style-name="gr6" draw:text-style-name="P9" draw:layer="layout" svg:width="7.18cm" svg:height="4.727cm" svg:x="10.283cm" svg:y="6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667cm" svg:height="3.81cm" svg:x="10.714cm" svg:y="6.511cm">
          <text:p text:style-name="P2"><text:span text:style-name="T1">system_call:</text:span></text:p>
          <text:p text:style-name="P2"><text:span text:style-name="T1"><text:s text:c="2"/>…</text:span></text:p>
          <text:p text:style-name="P2"><text:span text:style-name="T1"><text:s text:c="2"/></text:span><text:span text:style-name="T1">sys_read();</text:span></text:p>
          <text:p text:style-name="P2"><text:span text:style-name="T1"><text:s text:c="2"/>…</text:span></text:p>
          <text:p text:style-name="P2"><text:span text:style-name="T1"><text:s text:c="2"/></text:span><text:span text:style-name="T1">ire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67cm" svg:height="3.81cm" svg:x="14.114cm" svg:y="6.511cm">
          <text:p text:style-name="P2"><text:span text:style-name="T1"/></text:p>
          <text:p text:style-name="P2"><text:span text:style-name="T1"><text:s text:c="2"/></text:span><text:span text:style-name="T1">sys_read() {</text:span></text:p>
          <text:p text:style-name="P2"><text:span text:style-name="T1"><text:s text:c="6"/>…</text:span></text:p>
          <text:p text:style-name="P2"><text:span text:style-name="T1"><text:s text:c="2"/></text:span><text:span text:style-name="T1">}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7.139cm" svg:height="0.762cm" svg:x="10.324cm" svg:y="5.192cm">
          <draw:text-box>
            <text:p text:style-name="P4"><text:span text:style-name="T2">kernel mode</text:span></text:p>
          </draw:text-box>
        </draw:frame>
        <draw:frame draw:style-name="gr4" draw:text-style-name="P6" draw:layer="layout" svg:width="2.921cm" svg:height="1.724cm" svg:x="10.605cm" svg:y="10.996cm">
          <draw:text-box>
            <text:p text:style-name="P4"><text:span text:style-name="T3">System call handler</text:span></text:p>
          </draw:text-box>
        </draw:frame>
        <draw:frame draw:style-name="gr4" draw:text-style-name="P6" draw:layer="layout" svg:width="3.683cm" svg:height="1.724cm" svg:x="13.727cm" svg:y="10.996cm">
          <draw:text-box>
            <text:p text:style-name="P4"><text:span text:style-name="T3">System call service routine</text:span></text:p>
          </draw:text-box>
        </draw:frame>
        <draw:line draw:style-name="gr5" draw:text-style-name="P8" draw:layer="layout" svg:x1="13.265cm" svg:y1="8.402cm" svg:x2="14.562cm" svg:y2="8.148cm">
          <text:p/>
        </draw:line>
        <draw:line draw:style-name="gr5" draw:text-style-name="P8" draw:layer="layout" svg:x1="14.315cm" svg:y1="9.145cm" svg:x2="12.122cm" svg:y2="8.91cm">
          <text:p/>
        </draw:line>
        <draw:line draw:style-name="gr5" draw:text-style-name="P8" draw:layer="layout" svg:x1="9.064cm" svg:y1="8.603cm" svg:x2="10.852cm" svg:y2="7.64cm">
          <text:p/>
        </draw:line>
        <draw:line draw:style-name="gr5" draw:text-style-name="P8" draw:layer="layout" svg:x1="11.016cm" svg:y1="9.295cm" svg:x2="8.185cm" svg:y2="9.16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10-20T23:41:36.093000000</meta:creation-date>
    <meta:generator>LibreOffice/6.4.5.2$Linux_X86_64 LibreOffice_project/40$Build-2</meta:generator>
    <dc:date>2020-08-10T18:38:18.515458169</dc:date>
    <meta:editing-duration>PT2M30S</meta:editing-duration>
    <meta:editing-cycles>3</meta:editing-cycles>
    <meta:document-statistic meta:object-count="18"/>
  </office:meta>
</office:document-meta>
</file>